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family="Consolas" style:font-family-generic="swiss" style:font-pitch="fixed" fo:font-size="22pt" style:font-size-asian="22pt" style:font-size-complex="22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4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family="Consolas" style:font-family-generic="swiss" style:font-pitch="fixed" fo:font-size="20pt" style:font-size-asian="20pt" style:font-size-complex="20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font-size="2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style:text-properties fo:font-size="32pt"/>
    </style:style>
    <style:style style:name="P23" style:family="paragraph">
      <style:paragraph-properties fo:text-align="center"/>
      <style:text-properties fo:font-size="32pt"/>
    </style:style>
    <style:style style:name="P24" style:family="paragraph"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Consolas" style:font-family-generic="swiss" style:font-pitch="fixed"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Consolas" style:font-family-generic="swiss" style:font-pitch="fixed"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sub 58%" fo:font-size="18pt" style:font-size-asian="18pt" style:font-size-complex="18pt"/>
    </style:style>
    <style:style style:name="T1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1.474cm" svg:height="1.673cm" svg:x="3.326cm" svg:y="5.6cm">
          <draw:text-box>
            <text:p text:style-name="P1"><text:span text:style-name="T1">How I learned to love immutable data</text:span></text:p>
          </draw:text-box>
        </draw:frame>
        <draw:frame draw:style-name="gr1" draw:text-style-name="P4" draw:layer="layout" svg:width="8.008cm" svg:height="1.276cm" svg:x="10.059cm" svg:y="9.4cm">
          <draw:text-box>
            <text:p text:style-name="P3"><text:span text:style-name="T2">Matthew Brecknell</text:span></text:p>
          </draw:text-box>
        </draw:frame>
        <draw:frame draw:style-name="gr1" draw:text-style-name="P6" draw:layer="layout" svg:width="6.916cm" svg:height="1.157cm" svg:x="10.605cm" svg:y="13.2cm">
          <draw:text-box>
            <text:p text:style-name="P5"><text:span text:style-name="T3">m.brck.nl/bfpg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8" draw:layer="layout" svg:width="12.427cm" svg:height="4.027cm" svg:x="6.773cm" svg:y="5.817cm">
          <draw:text-box>
            <text:p text:style-name="P7"><text:span text:style-name="T4">Q: Why immutable data?</text:span></text:p>
            <text:p text:style-name="P7"><text:span text:style-name="T4">Q: How efficient?</text:span></text:p>
            <text:p text:style-name="P7"><text:span text:style-name="T4">Q: What about implementatio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0" draw:layer="layout" svg:width="7.009cm" svg:height="1.826cm" svg:x="9.791cm" svg:y="4cm">
          <draw:text-box>
            <text:p><text:span text:style-name="T5">Lesson #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11" draw:layer="layout" svg:width="5.6cm" svg:height="3.8cm" svg:x="5.2cm" svg:y="4.8cm">
          <text:p text:style-name="P11"><text:span text:style-name="T6">object</text:span></text:p>
          <draw:enhanced-geometry svg:viewBox="0 0 21600 21600" draw:type="rectangle" draw:enhanced-path="M 0 0 L 21600 0 21600 21600 0 21600 0 0 Z N"/>
        </draw:custom-shape>
        <draw:line draw:style-name="gr4" draw:text-style-name="P12" xml:id="id3" draw:id="id3" draw:layer="layout" svg:x1="10.8cm" svg:y1="6.8cm" svg:x2="17cm" svg:y2="6.8cm">
          <text:p/>
        </draw:line>
        <draw:custom-shape draw:style-name="gr3" draw:text-style-name="P11" xml:id="id4" draw:id="id4" draw:layer="layout" svg:width="5.6cm" svg:height="3.8cm" svg:x="17cm" svg:y="4.8cm">
          <text:p text:style-name="P11"><text:span text:style-name="T6">copied object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5" draw:id="id5" draw:layer="layout" svg:width="2.14cm" svg:height="1.162cm" svg:x="12.8cm" svg:y="5.6cm">
          <draw:text-box>
            <text:p text:style-name="P5"><text:span text:style-name="T6">copy</text:span></text:p>
          </draw:text-box>
        </draw:frame>
        <draw:frame draw:style-name="gr1" draw:text-style-name="P4" draw:layer="layout" svg:width="6.264cm" svg:height="1.276cm" svg:x="6.4cm" svg:y="10.8cm">
          <draw:text-box>
            <text:p xml:id="id6" text:id="id6" text:style-name="P4"><text:span text:style-name="T2">Q: Why copy?</text:span></text:p>
          </draw:text-box>
        </draw:frame>
        <draw:frame draw:style-name="gr1" draw:text-style-name="P4" draw:layer="layout" svg:width="14.739cm" svg:height="1.276cm" svg:x="6.4cm" svg:y="13cm">
          <draw:text-box>
            <text:p xml:id="id7" text:id="id7" text:style-name="P4"><text:span text:style-name="T2">A: To modify one, but not the othe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11" draw:layer="layout" svg:width="5.6cm" svg:height="3.8cm" svg:x="5.2cm" svg:y="4.8cm">
          <text:p text:style-name="P11"><text:span text:style-name="T6">object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8cm" svg:y1="6.8cm" svg:x2="17cm" svg:y2="6.8cm">
          <text:p/>
        </draw:line>
        <draw:custom-shape draw:style-name="gr3" draw:text-style-name="P11" draw:layer="layout" svg:width="5.6cm" svg:height="3.8cm" svg:x="17cm" svg:y="4.8cm">
          <text:p text:style-name="P11"><text:span text:style-name="T6">modified</text:span></text:p>
          <text:p text:style-name="P11"><text:span text:style-name="T6">copy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934cm" svg:height="1.162cm" svg:x="11.4cm" svg:y="5.6cm">
          <draw:text-box>
            <text:p text:style-name="P13"><text:span text:style-name="T7">copy &amp; modify</text:span></text:p>
          </draw:text-box>
        </draw:frame>
        <draw:frame draw:style-name="gr1" draw:text-style-name="P4" draw:layer="layout" svg:width="6.264cm" svg:height="1.276cm" svg:x="6.4cm" svg:y="10.8cm">
          <draw:text-box>
            <text:p text:style-name="P4"><text:span text:style-name="T2">Q: Why copy?</text:span></text:p>
          </draw:text-box>
        </draw:frame>
        <draw:frame draw:style-name="gr1" draw:text-style-name="P4" draw:layer="layout" svg:width="14.739cm" svg:height="1.276cm" svg:x="6.4cm" svg:y="13cm">
          <draw:text-box>
            <text:p text:style-name="P4"><text:span text:style-name="T2">A: To modify one, but not the oth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11" draw:layer="layout" svg:width="5.6cm" svg:height="3.8cm" svg:x="5.2cm" svg:y="4.8cm">
          <text:p text:style-name="P11"><text:span text:style-name="T6">object</text:span></text:p>
          <draw:enhanced-geometry svg:viewBox="0 0 21600 21600" draw:type="rectangle" draw:enhanced-path="M 0 0 L 21600 0 21600 21600 0 21600 0 0 Z N"/>
        </draw:custom-shape>
        <draw:line draw:style-name="gr4" draw:text-style-name="P12" xml:id="id8" draw:id="id8" draw:layer="layout" svg:x1="10.8cm" svg:y1="6.8cm" svg:x2="17cm" svg:y2="6.8cm">
          <text:p/>
        </draw:line>
        <draw:custom-shape draw:style-name="gr3" draw:text-style-name="P11" xml:id="id9" draw:id="id9" draw:layer="layout" svg:width="5.6cm" svg:height="3.8cm" svg:x="17cm" svg:y="4.8cm">
          <text:p text:style-name="P11"><text:span text:style-name="T6">modified</text:span></text:p>
          <text:p text:style-name="P11"><text:span text:style-name="T6">copy</text:span></text:p>
          <draw:enhanced-geometry svg:viewBox="0 0 21600 21600" draw:type="rectangle" draw:enhanced-path="M 0 0 L 21600 0 21600 21600 0 21600 0 0 Z N"/>
        </draw:custom-shape>
        <draw:frame draw:style-name="gr5" draw:text-style-name="P13" xml:id="id10" draw:id="id10" draw:layer="layout" svg:width="4.934cm" svg:height="1.162cm" svg:x="11.4cm" svg:y="5.6cm">
          <draw:text-box>
            <text:p text:style-name="P13"><text:span text:style-name="T7">copy &amp; modify</text:span></text:p>
          </draw:text-box>
        </draw:frame>
        <draw:line draw:style-name="gr6" draw:text-style-name="P12" draw:layer="layout" svg:x1="7.8cm" svg:y1="8.6cm" svg:x2="7.8cm" svg:y2="11.8cm">
          <text:p/>
        </draw:line>
        <draw:custom-shape draw:style-name="gr3" draw:text-style-name="P11" draw:layer="layout" svg:width="5.6cm" svg:height="3.8cm" svg:x="5.2cm" svg:y="11.8cm">
          <text:p text:style-name="P11"><text:span text:style-name="T6">subobject</text:span></text:p>
          <draw:enhanced-geometry svg:viewBox="0 0 21600 21600" draw:type="rectangle" draw:enhanced-path="M 0 0 L 21600 0 21600 21600 0 21600 0 0 Z N"/>
        </draw:custom-shape>
        <draw:line draw:style-name="gr4" draw:text-style-name="P12" xml:id="id11" draw:id="id11" draw:layer="layout" svg:x1="10.8cm" svg:y1="13.8cm" svg:x2="17cm" svg:y2="13.8cm">
          <text:p/>
        </draw:line>
        <draw:frame draw:style-name="gr5" draw:text-style-name="P13" xml:id="id12" draw:id="id12" draw:layer="layout" svg:width="2.39cm" svg:height="1.162cm" svg:x="12.61cm" svg:y="12.6cm">
          <draw:text-box>
            <text:p text:style-name="P13"><text:span text:style-name="T7">copy?</text:span></text:p>
          </draw:text-box>
        </draw:frame>
        <draw:custom-shape draw:style-name="gr3" draw:text-style-name="P11" xml:id="id13" draw:id="id13" draw:layer="layout" svg:width="5.6cm" svg:height="3.8cm" svg:x="17cm" svg:y="11.8cm">
          <text:p text:style-name="P11"><text:span text:style-name="T6">subobject</text:span></text:p>
          <text:p text:style-name="P11"><text:span text:style-name="T6">copy</text:span></text:p>
          <draw:enhanced-geometry svg:viewBox="0 0 21600 21600" draw:type="rectangle" draw:enhanced-path="M 0 0 L 21600 0 21600 21600 0 21600 0 0 Z N"/>
        </draw:custom-shape>
        <draw:line draw:style-name="gr6" draw:text-style-name="P12" xml:id="id14" draw:id="id14" draw:layer="layout" svg:x1="19.8cm" svg:y1="8.6cm" svg:x2="19.8cm" svg:y2="11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4" draw:layer="layout" svg:width="6.107cm" svg:height="1.517cm" svg:x="10.2cm" svg:y="6.8cm">
          <draw:text-box>
            <text:p><text:span text:style-name="T8">It depends!</text:span></text:p>
          </draw:text-box>
        </draw:frame>
        <draw:frame draw:style-name="gr1" draw:text-style-name="P14" draw:layer="layout" svg:width="4.718cm" svg:height="1.517cm" svg:x="10.894cm" svg:y="11.8cm">
          <draw:text-box>
            <text:p text:style-name="P14"><text:span text:style-name="T8">unles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3" draw:text-style-name="P11" draw:layer="layout" svg:width="5.6cm" svg:height="3.8cm" svg:x="5.2cm" svg:y="4.8cm">
          <text:p text:style-name="P11"><text:span text:style-name="T6">object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8cm" svg:y1="6.8cm" svg:x2="17cm" svg:y2="6.8cm">
          <text:p/>
        </draw:line>
        <draw:custom-shape draw:style-name="gr3" draw:text-style-name="P11" xml:id="id1" draw:id="id1" draw:layer="layout" svg:width="5.6cm" svg:height="3.8cm" svg:x="17cm" svg:y="4.8cm">
          <text:p text:style-name="P11"><text:span text:style-name="T6">modified</text:span></text:p>
          <text:p text:style-name="P11"><text:span text:style-name="T6">copy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934cm" svg:height="1.162cm" svg:x="11.4cm" svg:y="5.6cm">
          <draw:text-box>
            <text:p text:style-name="P13"><text:span text:style-name="T7">copy &amp; modify</text:span></text:p>
          </draw:text-box>
        </draw:frame>
        <draw:line draw:style-name="gr6" draw:text-style-name="P12" draw:layer="layout" svg:x1="7.8cm" svg:y1="8.6cm" svg:x2="7.8cm" svg:y2="11.8cm">
          <text:p/>
        </draw:line>
        <draw:custom-shape draw:style-name="gr3" draw:text-style-name="P11" xml:id="id2" draw:id="id2" draw:layer="layout" svg:width="5.6cm" svg:height="3.8cm" svg:x="5.2cm" svg:y="11.8cm">
          <text:p text:style-name="P11"><text:span text:style-name="T6">immutable</text:span></text:p>
          <text:p text:style-name="P11"><text:span text:style-name="T6">subobject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9.8cm" svg:y1="8.6cm" svg:x2="10.8cm" svg:y2="13.7cm" draw:start-shape="id1" draw:start-glue-point="2" draw:end-shape="id2" draw:end-glue-point="1" svg:d="m19800 8600v5100h-9000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0" draw:layer="layout" svg:width="7.009cm" svg:height="1.826cm" svg:x="10.764cm" svg:y="4cm">
          <draw:text-box>
            <text:p text:style-name="P15"><text:span text:style-name="T5">Lesson #1</text:span></text:p>
          </draw:text-box>
        </draw:frame>
        <draw:frame draw:style-name="gr1" draw:text-style-name="P14" draw:layer="layout" svg:width="19.937cm" svg:height="1.517cm" svg:x="4.3cm" svg:y="7.1cm">
          <draw:text-box>
            <text:p><text:span text:style-name="T8">Immutability admits worry-free shari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0" draw:layer="layout" svg:width="7.009cm" svg:height="1.826cm" svg:x="10.764cm" svg:y="4cm">
          <draw:text-box>
            <text:p text:style-name="P15"><text:span text:style-name="T5">Lesson #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6" draw:layer="layout" svg:width="21.389cm" svg:height="1.195cm" svg:x="3.2cm" svg:y="4.3cm">
          <draw:text-box>
            <text:p text:style-name="P16"><text:span text:style-name="T4">Q: How to perform operations on immutable structures?</text:span></text:p>
          </draw:text-box>
        </draw:frame>
        <draw:frame draw:style-name="gr1" draw:text-style-name="P16" xml:id="id15" draw:id="id15" draw:layer="layout" svg:width="10.019cm" svg:height="1.195cm" svg:x="3.2cm" svg:y="6.3cm">
          <draw:text-box>
            <text:p text:style-name="P16"><text:span text:style-name="T4">A: Make a modified copy!</text:span></text:p>
          </draw:text-box>
        </draw:frame>
        <draw:frame draw:style-name="gr1" draw:text-style-name="P16" draw:layer="layout" svg:width="10.535cm" svg:height="1.195cm" svg:x="3.2cm" svg:y="11cm">
          <draw:text-box>
            <text:p xml:id="id17" text:id="id17" text:style-name="P16"><text:span text:style-name="T4">Q: But isn't that inefficient?</text:span></text:p>
          </draw:text-box>
        </draw:frame>
        <draw:frame draw:style-name="gr1" draw:text-style-name="P16" draw:layer="layout" svg:width="2.856cm" svg:height="1.195cm" svg:x="3.2cm" svg:y="13cm">
          <draw:text-box>
            <text:p xml:id="id18" text:id="id18" text:style-name="P16"><text:span text:style-name="T4">A: No!</text:span></text:p>
          </draw:text-box>
        </draw:frame>
        <draw:frame draw:style-name="gr1" draw:text-style-name="P17" xml:id="id16" draw:id="id16" draw:layer="layout" svg:width="14.523cm" svg:height="1.081cm" svg:x="4.2cm" svg:y="8cm">
          <draw:text-box>
            <text:p><text:span text:style-name="T9">insert :: Ord t =&gt; t → Set t → Set 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6" draw:layer="layout" svg:width="11.428cm" svg:height="1.195cm" svg:x="8.827cm" svg:y="2.6cm">
          <draw:text-box>
            <text:p><text:span text:style-name="T4">search tree insertion</text:span></text:p>
          </draw:text-box>
        </draw:frame>
        <draw:custom-shape draw:style-name="gr3" draw:text-style-name="P12" draw:layer="layout" svg:width="1.6cm" svg:height="1.4cm" svg:x="8.2cm" svg:y="6.8cm">
          <text:p text:style-name="P12">4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6cm" svg:height="1.4cm" svg:x="6.2cm" svg:y="10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6cm" svg:height="1.4cm" svg:x="10.4cm" svg:y="10cm">
          <text:p text:style-name="P12">6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6cm" svg:height="1.4cm" svg:x="3.6cm" svg:y="13.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6cm" svg:height="1.4cm" svg:x="6.6cm" svg:y="13.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6cm" svg:height="1.4cm" svg:x="10cm" svg:y="13.4cm">
          <text:p text:style-name="P12">5</text:p>
          <draw:enhanced-geometry svg:viewBox="0 0 21600 21600" draw:type="rectangle" draw:enhanced-path="M 0 0 L 21600 0 21600 21600 0 21600 0 0 Z N"/>
        </draw:custom-shape>
        <draw:custom-shape draw:style-name="gr3" draw:text-style-name="P12" xml:id="id30" draw:id="id30" draw:layer="layout" svg:width="1.6cm" svg:height="1.4cm" svg:x="13.03cm" svg:y="13.4cm">
          <text:p text:style-name="P12">7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8.6cm" svg:y1="8.2cm" svg:x2="7cm" svg:y2="10cm">
          <text:p/>
        </draw:line>
        <draw:line draw:style-name="gr6" draw:text-style-name="P12" draw:layer="layout" svg:x1="9.4cm" svg:y1="8.2cm" svg:x2="11.2cm" svg:y2="10cm">
          <text:p/>
        </draw:line>
        <draw:line draw:style-name="gr6" draw:text-style-name="P12" draw:layer="layout" svg:x1="6.6cm" svg:y1="11.4cm" svg:x2="4.4cm" svg:y2="13.4cm">
          <text:p/>
        </draw:line>
        <draw:line draw:style-name="gr6" draw:text-style-name="P12" draw:layer="layout" svg:x1="7.4cm" svg:y1="11.4cm" svg:x2="7.4cm" svg:y2="13.4cm">
          <text:p/>
        </draw:line>
        <draw:line draw:style-name="gr6" draw:text-style-name="P12" draw:layer="layout" svg:x1="10.8cm" svg:y1="11.4cm" svg:x2="10.8cm" svg:y2="13.4cm">
          <text:p/>
        </draw:line>
        <draw:line draw:style-name="gr6" draw:text-style-name="P12" xml:id="id31" draw:id="id31" draw:layer="layout" svg:x1="11.63cm" svg:y1="11.4cm" svg:x2="13.83cm" svg:y2="13.4cm">
          <text:p/>
        </draw:line>
        <draw:custom-shape draw:style-name="gr3" draw:text-style-name="P12" xml:id="id19" draw:id="id19" draw:layer="layout" svg:width="1.6cm" svg:height="1.4cm" svg:x="15.8cm" svg:y="6.8cm">
          <text:p text:style-name="P12">7</text:p>
          <draw:enhanced-geometry svg:viewBox="0 0 21600 21600" draw:type="rectangle" draw:enhanced-path="M 0 0 L 21600 0 21600 21600 0 21600 0 0 Z N"/>
        </draw:custom-shape>
        <draw:line draw:style-name="gr7" draw:text-style-name="P12" xml:id="id20" draw:id="id20" draw:layer="layout" svg:x1="15.8cm" svg:y1="7.4cm" svg:x2="9.8cm" svg:y2="7.4cm">
          <text:p/>
        </draw:line>
        <draw:frame draw:style-name="gr1" draw:text-style-name="P18" xml:id="id21" draw:id="id21" draw:layer="layout" svg:width="2.699cm" svg:height="0.878cm" svg:x="11.6cm" svg:y="6.485cm">
          <draw:text-box>
            <text:p><text:span text:style-name="T10">compare</text:span></text:p>
          </draw:text-box>
        </draw:frame>
        <draw:custom-shape draw:style-name="gr3" draw:text-style-name="P12" xml:id="id22" draw:id="id22" draw:layer="layout" svg:width="1.6cm" svg:height="1.4cm" svg:x="18cm" svg:y="9.915cm">
          <text:p text:style-name="P12">7</text:p>
          <draw:enhanced-geometry svg:viewBox="0 0 21600 21600" draw:type="rectangle" draw:enhanced-path="M 0 0 L 21600 0 21600 21600 0 21600 0 0 Z N"/>
        </draw:custom-shape>
        <draw:line draw:style-name="gr7" draw:text-style-name="P12" xml:id="id23" draw:id="id23" draw:layer="layout" svg:x1="18cm" svg:y1="10.515cm" svg:x2="12cm" svg:y2="10.515cm">
          <text:p/>
        </draw:line>
        <draw:frame draw:style-name="gr1" draw:text-style-name="P18" xml:id="id24" draw:id="id24" draw:layer="layout" svg:width="2.699cm" svg:height="0.878cm" svg:x="13.8cm" svg:y="9.6cm">
          <draw:text-box>
            <text:p><text:span text:style-name="T10">compare</text:span></text:p>
          </draw:text-box>
        </draw:frame>
        <draw:line draw:style-name="gr6" draw:text-style-name="P12" draw:layer="layout" svg:x1="4cm" svg:y1="14.8cm" svg:x2="3.6cm" svg:y2="15.6cm">
          <text:p/>
        </draw:line>
        <draw:custom-shape draw:style-name="gr8" draw:text-style-name="P12" draw:layer="layout" svg:width="0.4cm" svg:height="0.4cm" svg:x="3.37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4.8cm" svg:y1="14.8cm" svg:x2="5.024cm" svg:y2="15.6cm">
          <text:p/>
        </draw:line>
        <draw:custom-shape draw:style-name="gr8" draw:text-style-name="P12" draw:layer="layout" svg:width="0.4cm" svg:height="0.4cm" svg:x="4.8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7.024cm" svg:y1="14.8cm" svg:x2="6.624cm" svg:y2="15.6cm">
          <text:p/>
        </draw:line>
        <draw:custom-shape draw:style-name="gr8" draw:text-style-name="P12" draw:layer="layout" svg:width="0.4cm" svg:height="0.4cm" svg:x="6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7.824cm" svg:y1="14.8cm" svg:x2="8.048cm" svg:y2="15.6cm">
          <text:p/>
        </draw:line>
        <draw:custom-shape draw:style-name="gr8" draw:text-style-name="P12" draw:layer="layout" svg:width="0.4cm" svg:height="0.4cm" svg:x="7.89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10.424cm" svg:y1="14.8cm" svg:x2="10.024cm" svg:y2="15.6cm">
          <text:p/>
        </draw:line>
        <draw:custom-shape draw:style-name="gr8" draw:text-style-name="P12" draw:layer="layout" svg:width="0.4cm" svg:height="0.4cm" svg:x="9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11.224cm" svg:y1="14.8cm" svg:x2="11.448cm" svg:y2="15.6cm">
          <text:p/>
        </draw:line>
        <draw:custom-shape draw:style-name="gr8" draw:text-style-name="P12" draw:layer="layout" svg:width="0.4cm" svg:height="0.4cm" svg:x="11.29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xml:id="id28" draw:id="id28" draw:layer="layout" svg:x1="11.63cm" svg:y1="11.4cm" svg:x2="11.854cm" svg:y2="12.2cm">
          <text:p/>
        </draw:line>
        <draw:custom-shape draw:style-name="gr8" draw:text-style-name="P12" xml:id="id29" draw:id="id29" draw:layer="layout" svg:width="0.4cm" svg:height="0.4cm" svg:x="11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25" draw:id="id25" draw:layer="layout" svg:width="1.6cm" svg:height="1.4cm" svg:x="18.2cm" svg:y="11.8cm">
          <text:p text:style-name="P12">7</text:p>
          <draw:enhanced-geometry svg:viewBox="0 0 21600 21600" draw:type="rectangle" draw:enhanced-path="M 0 0 L 21600 0 21600 21600 0 21600 0 0 Z N"/>
        </draw:custom-shape>
        <draw:line draw:style-name="gr7" draw:text-style-name="P12" xml:id="id26" draw:id="id26" draw:layer="layout" svg:x1="18.2cm" svg:y1="12.4cm" svg:x2="12.2cm" svg:y2="12.4cm">
          <text:p/>
        </draw:line>
        <draw:frame draw:style-name="gr1" draw:text-style-name="P18" xml:id="id27" draw:id="id27" draw:layer="layout" svg:width="3.165cm" svg:height="0.878cm" svg:x="13.8cm" svg:y="11.485cm">
          <draw:text-box>
            <text:p><text:span text:style-name="T10">insert here</text:span></text:p>
          </draw:text-box>
        </draw:frame>
        <draw:line draw:style-name="gr6" draw:text-style-name="P12" xml:id="id32" draw:id="id32" draw:layer="layout" svg:x1="13.424cm" svg:y1="14.8cm" svg:x2="13.024cm" svg:y2="15.6cm">
          <text:p/>
        </draw:line>
        <draw:custom-shape draw:style-name="gr8" draw:text-style-name="P12" xml:id="id33" draw:id="id33" draw:layer="layout" svg:width="0.4cm" svg:height="0.4cm" svg:x="12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xml:id="id34" draw:id="id34" draw:layer="layout" svg:x1="14.224cm" svg:y1="14.8cm" svg:x2="14.448cm" svg:y2="15.6cm">
          <text:p/>
        </draw:line>
        <draw:custom-shape draw:style-name="gr8" draw:text-style-name="P12" xml:id="id35" draw:id="id35" draw:layer="layout" svg:width="0.4cm" svg:height="0.4cm" svg:x="14.29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6" draw:layer="layout" svg:width="12.33cm" svg:height="1.195cm" svg:x="7.427cm" svg:y="2.6cm">
          <draw:text-box>
            <text:p text:style-name="P19"><text:span text:style-name="T4">immutable search tree insertion</text:span></text:p>
          </draw:text-box>
        </draw:frame>
        <draw:custom-shape draw:style-name="gr3" draw:text-style-name="P20" draw:layer="layout" svg:width="1.6cm" svg:height="1.4cm" svg:x="8.2cm" svg:y="6.8cm">
          <text:p text:style-name="P20">4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.6cm" svg:height="1.4cm" svg:x="6.2cm" svg:y="10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.6cm" svg:height="1.4cm" svg:x="10.4cm" svg:y="10cm">
          <text:p text:style-name="P20">6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.6cm" svg:height="1.4cm" svg:x="3.6cm" svg:y="13.4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.6cm" svg:height="1.4cm" svg:x="6.6cm" svg:y="13.4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.6cm" svg:height="1.4cm" svg:x="10cm" svg:y="13.4cm">
          <text:p text:style-name="P20">5</text:p>
          <draw:enhanced-geometry svg:viewBox="0 0 21600 21600" draw:type="rectangle" draw:enhanced-path="M 0 0 L 21600 0 21600 21600 0 21600 0 0 Z N"/>
        </draw:custom-shape>
        <draw:custom-shape draw:style-name="gr9" draw:text-style-name="P20" xml:id="id36" draw:id="id36" draw:layer="layout" svg:width="1.6cm" svg:height="1.4cm" svg:x="16.536cm" svg:y="13.4cm">
          <text:p text:style-name="P20">7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8.6cm" svg:y1="8.2cm" svg:x2="7cm" svg:y2="10cm">
          <text:p/>
        </draw:line>
        <draw:line draw:style-name="gr6" draw:text-style-name="P12" draw:layer="layout" svg:x1="9.4cm" svg:y1="8.2cm" svg:x2="11.2cm" svg:y2="10cm">
          <text:p/>
        </draw:line>
        <draw:line draw:style-name="gr6" draw:text-style-name="P12" draw:layer="layout" svg:x1="6.6cm" svg:y1="11.4cm" svg:x2="4.4cm" svg:y2="13.4cm">
          <text:p/>
        </draw:line>
        <draw:line draw:style-name="gr6" draw:text-style-name="P12" draw:layer="layout" svg:x1="7.4cm" svg:y1="11.4cm" svg:x2="7.4cm" svg:y2="13.4cm">
          <text:p/>
        </draw:line>
        <draw:line draw:style-name="gr6" draw:text-style-name="P12" draw:layer="layout" svg:x1="10.8cm" svg:y1="11.4cm" svg:x2="10.8cm" svg:y2="13.4cm">
          <text:p/>
        </draw:line>
        <draw:line draw:style-name="gr6" draw:text-style-name="P12" draw:layer="layout" svg:x1="4cm" svg:y1="14.8cm" svg:x2="3.6cm" svg:y2="15.6cm">
          <text:p/>
        </draw:line>
        <draw:custom-shape draw:style-name="gr8" draw:text-style-name="P12" draw:layer="layout" svg:width="0.4cm" svg:height="0.4cm" svg:x="3.37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4.8cm" svg:y1="14.8cm" svg:x2="5.024cm" svg:y2="15.6cm">
          <text:p/>
        </draw:line>
        <draw:custom-shape draw:style-name="gr8" draw:text-style-name="P12" draw:layer="layout" svg:width="0.4cm" svg:height="0.4cm" svg:x="4.8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7.024cm" svg:y1="14.8cm" svg:x2="6.624cm" svg:y2="15.6cm">
          <text:p/>
        </draw:line>
        <draw:custom-shape draw:style-name="gr8" draw:text-style-name="P12" draw:layer="layout" svg:width="0.4cm" svg:height="0.4cm" svg:x="6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7.824cm" svg:y1="14.8cm" svg:x2="8.048cm" svg:y2="15.6cm">
          <text:p/>
        </draw:line>
        <draw:custom-shape draw:style-name="gr8" draw:text-style-name="P12" draw:layer="layout" svg:width="0.4cm" svg:height="0.4cm" svg:x="7.89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10.424cm" svg:y1="14.8cm" svg:x2="10.024cm" svg:y2="15.6cm">
          <text:p/>
        </draw:line>
        <draw:custom-shape draw:style-name="gr8" draw:text-style-name="P12" draw:layer="layout" svg:width="0.4cm" svg:height="0.4cm" svg:x="9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11.224cm" svg:y1="14.8cm" svg:x2="11.448cm" svg:y2="15.6cm">
          <text:p/>
        </draw:line>
        <draw:custom-shape draw:style-name="gr8" draw:text-style-name="P12" draw:layer="layout" svg:width="0.4cm" svg:height="0.4cm" svg:x="11.29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draw:layer="layout" svg:x1="11.63cm" svg:y1="11.4cm" svg:x2="11.854cm" svg:y2="12.2cm">
          <text:p/>
        </draw:line>
        <draw:custom-shape draw:style-name="gr8" draw:text-style-name="P12" draw:layer="layout" svg:width="0.4cm" svg:height="0.4cm" svg:x="11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xml:id="id37" draw:id="id37" draw:layer="layout" svg:x1="16.93cm" svg:y1="14.8cm" svg:x2="16.53cm" svg:y2="15.6cm">
          <text:p/>
        </draw:line>
        <draw:custom-shape draw:style-name="gr10" draw:text-style-name="P12" xml:id="id38" draw:id="id38" draw:layer="layout" svg:width="0.4cm" svg:height="0.4cm" svg:x="16.30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2" xml:id="id39" draw:id="id39" draw:layer="layout" svg:x1="17.73cm" svg:y1="14.8cm" svg:x2="17.954cm" svg:y2="15.6cm">
          <text:p/>
        </draw:line>
        <draw:custom-shape draw:style-name="gr10" draw:text-style-name="P12" xml:id="id40" draw:id="id40" draw:layer="layout" svg:width="0.4cm" svg:height="0.4cm" svg:x="17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44" draw:id="id44" draw:layer="layout" svg:width="1.6cm" svg:height="1.4cm" svg:x="13.3cm" svg:y="6.8cm">
          <text:p text:style-name="P20">4</text:p>
          <draw:enhanced-geometry svg:viewBox="0 0 21600 21600" draw:type="rectangle" draw:enhanced-path="M 0 0 L 21600 0 21600 21600 0 21600 0 0 Z N"/>
        </draw:custom-shape>
        <draw:custom-shape draw:style-name="gr9" draw:text-style-name="P20" xml:id="id41" draw:id="id41" draw:layer="layout" svg:width="1.6cm" svg:height="1.4cm" svg:x="15.5cm" svg:y="10cm">
          <text:p text:style-name="P20">6</text:p>
          <draw:enhanced-geometry svg:viewBox="0 0 21600 21600" draw:type="rectangle" draw:enhanced-path="M 0 0 L 21600 0 21600 21600 0 21600 0 0 Z N"/>
        </draw:custom-shape>
        <draw:line draw:style-name="gr6" draw:text-style-name="P12" xml:id="id45" draw:id="id45" draw:layer="layout" svg:x1="14.5cm" svg:y1="8.2cm" svg:x2="16.3cm" svg:y2="10cm">
          <text:p/>
        </draw:line>
        <draw:line draw:style-name="gr6" draw:text-style-name="P12" xml:id="id42" draw:id="id42" draw:layer="layout" svg:x1="16.73cm" svg:y1="11.4cm" svg:x2="17.2cm" svg:y2="13.4cm">
          <text:p/>
        </draw:line>
        <draw:line draw:style-name="gr6" draw:text-style-name="P12" xml:id="id46" draw:id="id46" draw:layer="layout" svg:x1="13.8cm" svg:y1="8.2cm" svg:x2="7.8cm" svg:y2="10.2cm">
          <text:p/>
        </draw:line>
        <draw:line draw:style-name="gr6" draw:text-style-name="P12" xml:id="id43" draw:id="id43" draw:layer="layout" svg:x1="15.8cm" svg:y1="11.4cm" svg:x2="11.6cm" svg:y2="13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6" draw:layer="layout" svg:width="13.879cm" svg:height="1.195cm" svg:x="3.8cm" svg:y="3.4cm">
          <draw:text-box>
            <text:p text:style-name="P16"><text:span text:style-name="T4">costs: mutable search tree insertion</text:span></text:p>
          </draw:text-box>
        </draw:frame>
        <draw:frame draw:style-name="gr1" draw:layer="layout" svg:width="2.598cm" svg:height="1.171cm" svg:x="4.375cm" svg:y="5cm">
          <draw:text-box>
            <text:p>k<text:span text:style-name="T11">1</text:span>L + k<text:span text:style-name="T12">2</text:span></text:p>
          </draw:text-box>
        </draw:frame>
        <draw:frame draw:style-name="gr1" draw:layer="layout" svg:width="8.262cm" svg:height="3.011cm" svg:x="9.538cm" svg:y="5cm">
          <draw:text-box>
            <text:p>L = log<text:span text:style-name="T12">2</text:span> N</text:p>
            <text:p>k<text:span text:style-name="T12">1</text:span> = comparison, navigation</text:p>
            <text:p>k<text:span text:style-name="T12">2</text:span> = construction, update</text:p>
          </draw:text-box>
        </draw:frame>
        <draw:frame draw:style-name="gr1" draw:text-style-name="P16" xml:id="id47" draw:id="id47" draw:layer="layout" svg:width="14.781cm" svg:height="1.195cm" svg:x="3.8cm" svg:y="10.4cm">
          <draw:text-box>
            <text:p text:style-name="P16"><text:span text:style-name="T4">costs: immutable search tree insertion</text:span></text:p>
          </draw:text-box>
        </draw:frame>
        <draw:frame draw:style-name="gr1" xml:id="id48" draw:id="id48" draw:layer="layout" svg:width="2.598cm" svg:height="1.171cm" svg:x="4.375cm" svg:y="12cm">
          <draw:text-box>
            <text:p>k<text:span text:style-name="T11">3</text:span>L + k<text:span text:style-name="T12">4</text:span></text:p>
          </draw:text-box>
        </draw:frame>
        <draw:frame draw:style-name="gr1" xml:id="id49" draw:id="id49" draw:layer="layout" svg:width="14.815cm" svg:height="3.011cm" svg:x="9.538cm" svg:y="12cm">
          <draw:text-box>
            <text:p>L = log<text:span text:style-name="T12">2</text:span> N</text:p>
            <text:p>k<text:span text:style-name="T12">3</text:span> = comparison, navigation, construction, clean-up</text:p>
            <text:p>k<text:span text:style-name="T12">4</text:span> = construc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6" draw:layer="layout" svg:width="17.694cm" svg:height="1.195cm" svg:x="3.8cm" svg:y="3.4cm">
          <draw:text-box>
            <text:p text:style-name="P16"><text:span text:style-name="T4">incremental costs: mutable copy and insertion</text:span></text:p>
          </draw:text-box>
        </draw:frame>
        <draw:frame draw:style-name="gr1" draw:text-style-name="P21" draw:layer="layout" svg:width="0.959cm" svg:height="0.962cm" svg:x="4.375cm" svg:y="5cm">
          <draw:text-box>
            <text:p text:style-name="P21">N</text:p>
          </draw:text-box>
        </draw:frame>
        <draw:frame draw:style-name="gr1" draw:text-style-name="P21" draw:layer="layout" svg:width="8.643cm" svg:height="0.962cm" svg:x="9.538cm" svg:y="5cm">
          <draw:text-box>
            <text:p text:style-name="P21">(copy the whole tree – ouch!)</text:p>
          </draw:text-box>
        </draw:frame>
        <draw:frame draw:style-name="gr1" draw:text-style-name="P16" xml:id="id50" draw:id="id50" draw:layer="layout" svg:width="18.595cm" svg:height="1.195cm" svg:x="3.8cm" svg:y="10.4cm">
          <draw:text-box>
            <text:p text:style-name="P16"><text:span text:style-name="T4">incremental costs: immutable copy and insertion</text:span></text:p>
          </draw:text-box>
        </draw:frame>
        <draw:frame draw:style-name="gr1" draw:text-style-name="P21" xml:id="id51" draw:id="id51" draw:layer="layout" svg:width="0.853cm" svg:height="0.962cm" svg:x="4.375cm" svg:y="12cm">
          <draw:text-box>
            <text:p text:style-name="P21">0</text:p>
          </draw:text-box>
        </draw:frame>
        <draw:frame draw:style-name="gr1" draw:text-style-name="P21" xml:id="id52" draw:id="id52" draw:layer="layout" svg:width="5.705cm" svg:height="0.962cm" svg:x="9.538cm" svg:y="12cm">
          <draw:text-box>
            <text:p text:style-name="P21">(cost already paid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0" draw:layer="layout" svg:width="7.009cm" svg:height="1.826cm" svg:x="10.764cm" svg:y="4cm">
          <draw:text-box>
            <text:p text:style-name="P15"><text:span text:style-name="T5">Lesson #1</text:span></text:p>
          </draw:text-box>
        </draw:frame>
        <draw:frame draw:style-name="gr1" draw:text-style-name="P14" draw:layer="layout" svg:width="19.937cm" svg:height="1.517cm" svg:x="4.3cm" svg:y="7.1cm">
          <draw:text-box>
            <text:p text:style-name="P22"><text:span text:style-name="T8">Immutability admits worry-free sharing.</text:span></text:p>
          </draw:text-box>
        </draw:frame>
        <draw:frame draw:style-name="gr1" draw:text-style-name="P10" draw:layer="layout" svg:width="7.009cm" svg:height="1.826cm" svg:x="10.764cm" svg:y="10.583cm">
          <draw:text-box>
            <text:p text:style-name="P15"><text:span text:style-name="T5">Lesson #2</text:span></text:p>
          </draw:text-box>
        </draw:frame>
        <draw:frame draw:style-name="gr1" draw:text-style-name="P14" draw:layer="layout" svg:width="19.429cm" svg:height="2.783cm" svg:x="4.554cm" svg:y="13.683cm">
          <draw:text-box>
            <text:p text:style-name="P22"><text:span text:style-name="T8">Sharing admits efficient operations on</text:span></text:p>
            <text:p text:style-name="P23"><text:span text:style-name="T8">immutable structu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0" draw:layer="layout" svg:width="7.009cm" svg:height="1.826cm" svg:x="10.764cm" svg:y="4cm">
          <draw:text-box>
            <text:p text:style-name="P15"><text:span text:style-name="T5">Lesson #3</text:span></text:p>
          </draw:text-box>
        </draw:frame>
        <draw:frame draw:style-name="gr1" draw:text-style-name="P14" draw:layer="layout" svg:width="20.661cm" svg:height="2.783cm" svg:x="4.3cm" svg:y="7.1cm">
          <draw:text-box>
            <text:p text:style-name="P22"><text:span text:style-name="T8">Implementing immutable data structures</text:span></text:p>
            <text:p text:style-name="P23"><text:span text:style-name="T8">in an object-oriented langu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5" draw:layer="layout" svg:width="18.591cm" svg:height="1.119cm" svg:x="3.6cm" svg:y="3.4cm">
          <draw:text-box>
            <text:p text:style-name="P5"><text:span text:style-name="T6">As functional programmers, we like value semantics.</text:span></text:p>
          </draw:text-box>
        </draw:frame>
        <draw:frame draw:style-name="gr1" draw:text-style-name="P5" draw:layer="layout" svg:width="21.135cm" svg:height="1.119cm" svg:x="3.6cm" svg:y="5.2cm">
          <draw:text-box>
            <text:p text:style-name="P5"><text:span text:style-name="T6">But for sharing, we need a reference-based implementation.</text:span></text:p>
          </draw:text-box>
        </draw:frame>
        <draw:custom-shape draw:style-name="gr3" draw:text-style-name="P12" draw:layer="layout" svg:width="4.8cm" svg:height="1.2cm" svg:x="4.2cm" svg:y="8.4cm">
          <text:p text:style-name="P12">reference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7.2cm" svg:height="5.2cm" svg:x="16.2cm" svg:y="8.4cm">
          <text:p text:style-name="P12">immutable data</text:p>
          <text:p text:style-name="P12">(expensive to copy)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9cm" svg:y1="9cm" svg:x2="16.2cm" svg:y2="9cm">
          <text:p/>
        </draw:line>
        <draw:custom-shape draw:style-name="gr3" draw:text-style-name="P12" draw:layer="layout" svg:width="4.8cm" svg:height="1.2cm" svg:x="4.2cm" svg:y="12.4cm">
          <text:p text:style-name="P12">reference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9cm" svg:y1="13cm" svg:x2="16.2cm" svg:y2="13cm">
          <text:p/>
        </draw:line>
        <draw:line draw:style-name="gr7" draw:text-style-name="P12" draw:layer="layout" svg:x1="6.6cm" svg:y1="9.6cm" svg:x2="6.6cm" svg:y2="12.4cm">
          <text:p/>
        </draw:line>
        <draw:frame draw:style-name="gr1" draw:text-style-name="P24" draw:layer="layout" svg:width="3.334cm" svg:height="0.839cm" svg:x="7cm" svg:y="10.8cm">
          <draw:text-box>
            <text:p/>
          </draw:text-box>
        </draw:frame>
        <draw:frame draw:style-name="gr1" draw:layer="layout" svg:width="3.732cm" svg:height="0.962cm" svg:x="6.868cm" svg:y="10.438cm">
          <draw:text-box>
            <text:p>cheap copy</text:p>
          </draw:text-box>
        </draw:frame>
        <draw:frame draw:style-name="gr1" draw:text-style-name="P5" draw:layer="layout" svg:width="13.837cm" svg:height="1.119cm" svg:x="3.6cm" svg:y="15.4cm">
          <draw:text-box>
            <text:p text:style-name="P5"><text:span text:style-name="T6">Share by copying references, not da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1" draw:text-style-name="P16" draw:layer="layout" svg:width="20.4cm" svg:height="5.611cm" svg:x="4.1cm" svg:y="4.6cm">
          <draw:text-box>
            <text:p text:style-name="P16"><text:span text:style-name="T4">Warning: C++ ahead!</text:span></text:p>
            <text:p text:style-name="P16"><text:span text:style-name="T4"/></text:p>
            <text:p text:style-name="P16"><text:span text:style-name="T6">C++ supports both value semantics (for user view)</text:span></text:p>
            <text:p text:style-name="P16"><text:span text:style-name="T6">and reference semantics (for implementation).</text:span></text:p>
            <text:p text:style-name="P16"><text:span text:style-name="T6"/></text:p>
            <text:p text:style-name="P16"><text:span text:style-name="T6">C++ also supports compile-time metaprogrammi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Brecknell</meta:initial-creator>
    <meta:creation-date>2012-04-24T16:27:18</meta:creation-date>
    <meta:editing-duration>PT2H18M50S</meta:editing-duration>
    <meta:editing-cycles>14</meta:editing-cycles>
    <dc:date>2012-04-24T18:44:58</dc:date>
    <dc:creator>Matthew Brecknell</dc:creator>
    <meta:generator>LibreOffice/3.4$Unix LibreOffice_project/340m1$Build-502</meta:generator>
    <meta:document-statistic meta:object-count="211"/>
  </office:meta>
</office:document-meta>
</file>